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gg sans" svg:font-family="'gg sans', 'Noto Sans', 'Helvetica Neue', Helvetica, Arial, sans-serif, 'Apple Symbols'"/>
    <style:font-face style:name="inherit" svg:font-family="inherit"/>
    <style:font-face style:name="var font-code" svg:font-family="'var font-code'"/>
    <style:font-face style:name="var font-display" svg:font-family="'var font-display'"/>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fo:orphans="2" fo:widows="2" fo:padding="0cm" fo:border="none"/>
    </style:style>
    <style:style style:name="P2" style:family="paragraph" style:parent-style-name="Text_20_body" style:list-style-name="L2">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style:font-name="inherit" fo:font-size="12pt" fo:letter-spacing="normal" fo:font-style="normal" fo:font-weight="normal"/>
    </style:style>
    <style:style style:name="P3" style:family="paragraph" style:parent-style-name="Text_20_body" style:list-style-name="L3">
      <style:paragraph-properties fo:margin-left="0cm" fo:margin-right="0cm" fo:margin-top="0cm" fo:margin-bottom="0cm" fo:line-height="137%" fo:text-indent="0cm" style:auto-text-indent="false" fo:padding="0cm" fo:border="none"/>
    </style:style>
    <style:style style:name="P4"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style>
    <style:style style:name="P5"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text-properties style:font-name="Arial"/>
    </style:style>
    <style:style style:name="P6" style:family="paragraph" style:parent-style-name="Standard">
      <style:paragraph-properties fo:margin-left="0cm" fo:margin-right="0cm" fo:margin-top="0cm" fo:margin-bottom="0cm" fo:line-height="137%" fo:text-indent="0cm" style:auto-text-indent="false" fo:padding="0cm" fo:border="none"/>
      <style:text-properties style:font-name="inherit"/>
    </style:style>
    <style:style style:name="T1" style:family="text">
      <style:text-properties fo:font-size="12pt"/>
    </style:style>
    <style:style style:name="T2" style:family="text">
      <style:text-properties fo:font-variant="normal" fo:text-transform="none" fo:color="#000000" style:font-name="inherit" fo:font-size="12pt" fo:letter-spacing="normal" fo:font-style="normal" fo:font-weight="normal" style:font-name-asian="inherit" style:font-size-asian="12pt" style:font-name-complex="inherit" style:font-size-complex="12pt"/>
    </style:style>
    <style:style style:name="T3" style:family="text">
      <style:text-properties fo:font-variant="normal" fo:text-transform="none" style:font-name="gg sans" fo:font-size="12pt" fo:letter-spacing="normal" fo:font-style="normal" fo:font-weight="normal"/>
    </style:style>
    <style:style style:name="T4" style:family="text">
      <style:text-properties fo:font-variant="normal" fo:text-transform="none" style:font-name="var font-code" fo:font-size="9.75pt" fo:letter-spacing="normal" fo:font-style="normal" fo:font-weight="normal"/>
    </style:style>
    <style:style style:name="T5" style:family="text">
      <style:text-properties fo:font-variant="normal" fo:text-transform="none" fo:font-size="12pt" fo:letter-spacing="normal"/>
    </style:style>
    <style:style style:name="T6" style:family="text">
      <style:text-properties fo:font-variant="normal" fo:text-transform="none" fo:font-size="12pt" fo:letter-spacing="normal" fo:font-style="normal" fo:font-weight="normal"/>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bullet text:level="2" text:style-name="Bullet_20_Symbols" style:num-suffix="." text:bullet-char="•">
        <style:list-level-properties text:space-before="0.423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247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3">Moi Section Présentation (Hero Section) : Une courte biographie ou présentation personnelle. Parler des compétences principales, des centres d'intérêt professionnels, etc.  </text:span></text:p>
      <text:p text:style-name="P6"><text:span text:style-name="T3"/></text:p>
      <text:p text:style-name="P6"><text:span text:style-name="T3"/></text:p>
      <text:p text:style-name="P6"><text:span text:style-name="T3"><text:s/>Après l'obtention de mon Baccalauréat Scientifique, j'ai intégré le monde du travail avant de réaliser l'importance de poursuivre un cursus académique pour accéder à un projet professionnel stable et stimulant.</text:span><text:span text:style-name="T5"> </text:span><text:span text:style-name="T3">Attiré depuis toujours par le domaine du digital, j'ai naturellement choisi de me former au développement d'applications afin entamer une carrière dans la programmation.</text:span><text:span text:style-name="T5"> </text:span><text:span text:style-name="T3">Mes compétences principales sont : </text:span></text:p>
      <text:list xml:id="list8325645935706738233" text:style-name="L2">
        <text:list-item>
          <text:p text:style-name="P2">Voici des suggestions adaptées à votre profil de débutante en formation de concepteur et développeur d'application :</text:p>
        </text:list-item>
      </text:list>
      <text:p text:style-name="P4"><text:span text:style-name="T3"/></text:p>
      <text:p text:style-name="P4"><text:span text:style-name="T3"/></text:p>
      <text:p text:style-name="P5"><text:span text:style-name="T6">Après l'obtention de mon Baccalauréat Scientifique, toujours attirée par le domaine du digital, j'ai naturellement choisi de me former afin d'entamer une carrière dans la programmation. </text:span></text:p>
      <text:p text:style-name="P5"><text:span text:style-name="T6"/></text:p>
      <text:p text:style-name="P5"><text:span text:style-name="T6">J'ai ainsi acquis des connaissances en développement web, notamment une bonne compréhension des langages HTML, CSS, et JavaScript. J'ai également commencé à explorer la programmation backend, en particulier avec Node.js, ainsi que les bases de données via SQL. </text:span></text:p>
      <text:p text:style-name="P4"><text:span text:style-name="T3"/></text:p>
      <text:p text:style-name="P4"><text:span text:style-name="T3">Mon esprit d'analyse et ma capacité à résoudre des problèmes techniques se complètent par une expérience en travail d'équipe et en communication, favorisant l'échange d'idées. Curieuse et motivée, je suis en quête constante de nouvelles technologies pour perfectionner mes compétences et contribuer à des projets innovants. </text:span></text:p>
      <text:p text:style-name="P4"><text:span text:style-name="T3"><text:line-break/></text:span></text:p>
      <text:section text:style-name="Sect1" text:name="message-content-1276572636154957825">
        <text:list xml:id="list6028108373729498675" text:style-name="L3">
          <text:list-header>
            <text:p text:style-name="P3"><text:span text:style-name="T2">Section Projets : Présentation des projets réalisés. Chaque projet doit inclure une capture d'écran, une description, les technologies utilisées, et un lien vers le projet en ligne ou le dépôt GitHub.</text:span></text:p>
          </text:list-header>
        </text:list>
      </text:section>
      <text:p text:style-name="P1"><text:span text:style-name="T3">Maquette en HMTL CSS Lien dépôt github : </text:span></text:p>
      <text:p text:style-name="P1"><text:span text:style-name="T3">SITE FILM VIA API : </text:span></text:p>
      <text:p text:style-name="P1"><text:span text:style-name="T3">HTML CSS JS Lien dépôt git hub   </text:span></text:p>
      <text:p text:style-name="P1"><text:span text:style-name="T3"/></text:p>
      <text:p text:style-name="P1"><text:span text:style-name="T3"/></text:p>
      <text:p text:style-name="P1"><text:span text:style-name="T3"><text:s/>Section Compétences : Une liste des compétences techniques (HTML, CSS, JavaScript, frameworks, etc.). Node Js JavaScript Html CSS Git Github SQL Linux </text:span></text:p>
      <text:p text:style-name="P1"><text:span text:style-name="T3"/></text:p>
      <text:p text:style-name="P1"><text:span text:style-name="T3"><text:line-break/>Section Formations : Diplômes, certifications, et formations pertinentes.  Bac S 2020 Titre pro CDA en cours   </text:span></text:p>
      <text:p text:style-name="P1"><text:span text:style-name="T3"/></text:p>
      <text:p text:style-name="P1"><text:span text:style-name="T3">Section Expériences : Expériences professionnelles ou stages pertinents, avec une description de chaque rôle, les responsabilités, et les compétences acquises.  À venir …</text:span></text:p>
      <text:p text:style-name="P1"><text:span text:style-name="T3"/></text:p>
      <text:p text:style-name="P1"><text:span text:style-name="T3">  Section Contact : Mettez un lien </text:span><text:span text:style-name="Source_20_Text"><text:span text:style-name="T4">:mailto</text:span></text:span><text:span text:style-name="T3"> pour que les visiteurs puissent vous envoyez un mail juste en cliquant sur ce lien ainsi que les liens vers les réseaux sociaux (LinkedIn, </text:span><text:soft-page-break/><text:span text:style-name="T3">GitHub, etc.). Liens mail : &lt;a href="mailto:adresse@example.com?subject=Votre sujet&amp;body=Bonjour, je vous écris pour..."&gt;Envoyer un email&lt;/a&g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gg sans" svg:font-family="'gg sans', 'Noto Sans', 'Helvetica Neue', Helvetica, Arial, sans-serif, 'Apple Symbols'"/>
    <style:font-face style:name="inherit" svg:font-family="inherit"/>
    <style:font-face style:name="var font-code" svg:font-family="'var font-code'"/>
    <style:font-face style:name="var font-display" svg:font-family="'var font-display'"/>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8-23T18:04:39.79</meta:creation-date>
    <dc:date>2024-08-23T20:41:57.66</dc:date>
    <meta:editing-duration>PT1H31M2S</meta:editing-duration>
    <meta:editing-cycles>2</meta:editing-cycles>
    <meta:generator>OpenOffice/4.1.15$Win32 OpenOffice.org_project/4115m2$Build-9813</meta:generator>
    <meta:document-statistic meta:table-count="0" meta:image-count="0" meta:object-count="0" meta:page-count="2" meta:paragraph-count="15" meta:word-count="367" meta:character-count="2535"/>
  </office:meta>
</office:document-meta>
</file>